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42" svg:font-family="F42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2.249cm" style:rel-column-width="1275*"/>
    </style:style>
    <style:style style:name="Tabel1.B" style:family="table-column">
      <style:table-column-properties style:column-width="2.805cm" style:rel-column-width="1590*"/>
    </style:style>
    <style:style style:name="Tabel1.C" style:family="table-column">
      <style:table-column-properties style:column-width="11.947cm" style:rel-column-width="6772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F42" fo:font-size="14.5pt" style:font-name-asian="F42" style:font-size-asian="14.5pt" style:font-name-complex="F42" style:font-size-complex="14.5pt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ORSI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"><text:soft-page-break/>Versionshistorie</text:p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P3">Ver.</text:p>
          </table:table-cell>
          <table:table-cell table:style-name="Tabel1.A1" office:value-type="string">
            <text:p text:style-name="P3">Dato</text:p>
          </table:table-cell>
          <table:table-cell table:style-name="Tabel1.C1" office:value-type="string">
            <text:p text:style-name="P3">Beskrivelse</text:p>
          </table:table-cell>
        </table:table-row>
        <table:table-row>
          <table:table-cell table:style-name="Tabel1.A2" office:value-type="string">
            <text:p text:style-name="P3">0.1</text:p>
          </table:table-cell>
          <table:table-cell table:style-name="Tabel1.B2" office:value-type="date" office:date-value="2013-09-03">
            <text:p text:style-name="P3">03-09-13</text:p>
          </table:table-cell>
          <table:table-cell table:style-name="Tabel1.C2" office:value-type="string">
            <text:p text:style-name="P3">Skabelon til systemdesign dokument udfærdiget</text:p>
          </table:table-cell>
        </table:table-row>
        <table:table-row>
          <table:table-cell table:style-name="Tabel1.A2" office:value-type="string">
            <text:p text:style-name="P3"/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/>
          </table:table-cell>
        </table:table-row>
        <table:table-row>
          <table:table-cell table:style-name="Tabel1.A2" office:value-type="string">
            <text:p text:style-name="P3"/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/>
          </table:table-cell>
        </table:table-row>
        <table:table-row>
          <table:table-cell table:style-name="Tabel1.A2" office:value-type="string">
            <text:p text:style-name="P3"/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1"><text:tab/><text:tab/><text:tab/><text:tab/>__________________________________</text:p>
      <text:p text:style-name="P1">Lasse Lindsted Sørensen - 09421</text:p>
      <text:p text:style-name="P2"/>
      <text:p text:style-name="P2"/>
      <text:p text:style-name="P2"/>
      <text:p text:style-name="P1"><text:tab/><text:tab/><text:tab/><text:tab/><text:tab/><text:tab/><text:tab/><text:tab/><text:tab/>__________________________________</text:p>
      <text:p text:style-name="P1"><text:tab/><text:tab/><text:tab/><text:tab/><text:tab/><text:tab/><text:tab/><text:tab/>Christoffer <text:s/>Lousdahl Werge-1083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DHOLDS FORTEGNEL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1 – Indledning</text:h>
      <text:p text:style-name="Heading">1.1 – Formål</text:p>
      <text:p text:style-name="Heading">1.2 – Referencer</text:p>
      <text:p text:style-name="Heading">1.3 – Definitioner og forkortelser</text:p>
      <text:p text:style-name="Heading">1.4 – Dokumentstruktur og læsevejledning</text:p>
      <text:p text:style-name="Heading">1.5 – Dokumentets rolle i en iterativ udviklingsproces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2 – System oversigt</text:h>
      <text:p text:style-name="Heading">2.1 – System kontekst</text:p>
      <text:p text:style-name="Heading">2.2 – System introduktio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><text:soft-page-break/>3 – Systemets grænseflader</text:h>
      <text:p text:style-name="Heading">3.1 – Grænseflader til person aktører</text:p>
      <text:p text:style-name="Heading">3.2 – Grænseflader til eksterne system aktører</text:p>
      <text:p text:style-name="Heading">3.3 – Grænseflader til hardware aktører</text:p>
      <text:p text:style-name="Heading">3.4 – Grænseflader til eksternt software</text:p>
      <text:p text:style-name="Text_20_body"/>
      <text:p text:style-name="Text_20_body">NOTE – MANGE AF DISSE GRÆNSEFLADEAFSNIT KAN SLETT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4 – Use Case view</text:h>
      <text:p text:style-name="Heading">4.1 – Oversigt over <text:span text:style-name="T1">arkitektursignifikante</text:span> Use Cases</text:p>
      <text:p text:style-name="Heading">4.2 – 4.? - Use Cas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5 – Logisk view</text:h>
      <text:p text:style-name="Heading">5.1 – Oversigt</text:p>
      <text:p text:style-name="Heading">5.2 – <text:s/>A<text:span text:style-name="T1">rkitektursignifikante designpakker</text:span></text:p>
      <text:p text:style-name="Heading"><text:span text:style-name="T1">5.3 – Use Case realiseringer</text:span></text:p>
      <text:p text:style-name="Text_20_body"><text:span text:style-name="T1"/></text:p>
      <text:p text:style-name="Text_20_body"><text:span text:style-name="T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6 – Process/Task view</text:h>
      <text:p text:style-name="Heading">6.1 – Oversigt over processer/tasks</text:p>
      <text:p text:style-name="Heading">6.2 – Process/task kommunkation og synkronisering</text:p>
      <text:p text:style-name="Heading">6.3 – Procesgruppe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7 – Deployment view</text:h>
      <text:p text:style-name="Heading">7.1 – Oversigt over systemkonfigureringer</text:p>
      <text:p text:style-name="Heading">7.2 – Nodebeskrivelse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8 – Implementerings view</text:h>
      <text:p text:style-name="Heading">8.1 – Oversigt </text:p>
      <text:p text:style-name="Heading">8.2 – Komponentbeskrivelser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9 – Data view</text:h>
      <text:p text:style-name="Heading">9.1 – Data model</text:p>
      <text:p text:style-name="Heading">9.2 – Implementering af persistens</text:p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0 – Generelle designbeslutninger</text:h>
      <text:p text:style-name="Heading">10.1 – Arkitekturmål og begrænsninger</text:p>
      <text:p text:style-name="Heading">10.2 – Arkitektur mønstre</text:p>
      <text:p text:style-name="Heading">10.3 – Generelle brugergrænsefladeregler</text:p>
      <text:p text:style-name="Heading">10.4 – Exception og fejlhåndtering</text:p>
      <text:p text:style-name="Heading">10.5 – Implementeringssprog og værktøjer</text:p>
      <text:p text:style-name="Heading">10.6 – Implementeringsbiblioteke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1 – Størrelse og ydelse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2 – Kvalitet</text:h>
      <text:p text:style-name="Heading">12.1 – Brugervenlighed</text:p>
      <text:p text:style-name="Heading">12.2 – Pålidelighed</text:p>
      <text:p text:style-name="Heading">12.3 – Integritet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3 – Oversættelse</text:h>
      <text:p text:style-name="Heading">13.1 – Oversættelses-hardware </text:p>
      <text:p text:style-name="Heading">13.2 – Oversættelses-software </text:p>
      <text:p text:style-name="Heading">13.3 – Installation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4 – Kørsel</text:h>
      <text:p text:style-name="Heading">14.1 – Kørsels-harware</text:p>
      <text:p text:style-name="Heading">14.2 – Kørsels-software</text:p>
      <text:p text:style-name="Heading">14.3 – Start, genstart og stop</text:p>
      <text:p text:style-name="Heading">14.4 – Fejludskrifter</text:p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Bila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F42" svg:font-family="F42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03T14:08:32.88</meta:creation-date>
    <meta:generator>OpenOffice.org/3.3$Win32 OpenOffice.org_project/330m20$Build-9567</meta:generator>
    <meta:document-statistic meta:table-count="1" meta:image-count="0" meta:object-count="0" meta:page-count="18" meta:paragraph-count="70" meta:word-count="269" meta:character-count="1820"/>
    <dc:date>2013-09-03T14:38:19.89</dc:date>
    <meta:editing-duration>PT29M47S</meta:editing-duration>
    <meta:editing-cycles>1</meta:editing-cycles>
  </office:meta>
</office:document-meta>
</file>